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c32" officeooo:paragraph-rsid="00145693"/>
    </style:style>
    <style:style style:name="P2" style:family="paragraph" style:parent-style-name="Standard">
      <style:text-properties officeooo:rsid="0018fc32" officeooo:paragraph-rsid="00145693"/>
    </style:style>
    <style:style style:name="P3" style:family="paragraph" style:parent-style-name="Standard">
      <style:paragraph-properties fo:text-align="justify" style:justify-single-word="false"/>
      <style:text-properties officeooo:rsid="0018fc32" officeooo:paragraph-rsid="001456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. Бірінші сөз</text:p>
      <text:p text:style-name="P1">02. Екінші сөз</text:p>
      <text:p text:style-name="P1">03. Үшінші сөз</text:p>
      <text:p text:style-name="P1">04. Төртінші сөз</text:p>
      <text:p text:style-name="P1">05. Бесінші сөз</text:p>
      <text:p text:style-name="P1">06. Алтыншы сөз</text:p>
      <text:p text:style-name="P1">07. Жетінші сөз</text:p>
      <text:p text:style-name="P1">08. Сегізінші сөз</text:p>
      <text:p text:style-name="P1">09. Тоғызыншы сөз</text:p>
      <text:p text:style-name="P1">10. Оныншы сөз</text:p>
      <text:p text:style-name="P1">11. Он бірінші сөз</text:p>
      <text:p text:style-name="P1">12. Он екінші сөз</text:p>
      <text:p text:style-name="P1">13. Он үшінші сөз</text:p>
      <text:p text:style-name="P1">14. Он төртінші сөз</text:p>
      <text:p text:style-name="P1">15. Он бесінші сөз</text:p>
      <text:p text:style-name="P1">16. Он алтыншы сөз</text:p>
      <text:p text:style-name="P1">17. Он жетінші сөз</text:p>
      <text:p text:style-name="P1">18. Он сегізінші сөз</text:p>
      <text:p text:style-name="P1">19. Он тоғызыншы сөз</text:p>
      <text:p text:style-name="P1">20. Жиырмасыншы сөз</text:p>
      <text:p text:style-name="P1">21. Жиырма бірінші сөз</text:p>
      <text:p text:style-name="P1">22. Жиырма екінші сөз</text:p>
      <text:p text:style-name="P1">23. Жиырма үшінші сөз</text:p>
      <text:p text:style-name="P1">24. Жиырма төртінші сөз</text:p>
      <text:p text:style-name="P1">25. Жиырма бесінші сөз</text:p>
      <text:p text:style-name="P1">26. Жиырма алтыншы сөз</text:p>
      <text:p text:style-name="P1">27. Жиырма жетінші сөз</text:p>
      <text:p text:style-name="P1">28. Жиырма сегізінші сөз</text:p>
      <text:p text:style-name="P1">29. Жиырма тоғызыншы сөз</text:p>
      <text:p text:style-name="P1">30. Отызыншы сөз</text:p>
      <text:p text:style-name="P1">31. Отыз бірінші сөз</text:p>
      <text:p text:style-name="P1">32. Отыз екінші сөз</text:p>
      <text:p text:style-name="P1">33. Отыз үшінші сөз</text:p>
      <text:p text:style-name="P1">34. Отыз төртінші сөз</text:p>
      <text:p text:style-name="P1">35. Отыз бесінші сөз</text:p>
      <text:p text:style-name="P1">36. Отыз алтыншы сөз</text:p>
      <text:p text:style-name="P1">37. Отыз жетінші сөз</text:p>
      <text:p text:style-name="P1">38. Отыз сегізінші сөз</text:p>
      <text:p text:style-name="P1">39. Отыз тоғызыншы сөз</text:p>
      <text:p text:style-name="P1">40. Қырқыншы сөз</text:p>
      <text:p text:style-name="P1">41. Қырық бірінші сөз</text:p>
      <text:p text:style-name="P1">42. Қырық екінші сөз</text:p>
      <text:p text:style-name="P1">43. Қырық үшінші сөз</text:p>
      <text:p text:style-name="P1">44. Қырық төртінші сөз</text:p>
      <text:p text:style-name="P1">45. Қырық бесінші сөз</text:p>
      <text:p text:style-name="P3"/>
      <text:p text:style-name="P1">16L95m3VnS-Wv1Jw7sFA9xrnGclI-ytDj</text:p>
      <text:p text:style-name="P1"/>
      <text:p text:style-name="P1">1IWvdZMKMZfT9NV2CDlcXVF5Z6xwlS27-</text:p>
      <text:p text:style-name="P1"/>
      <text:p text:style-name="P1">1X6TOe1sbSXUbVz4hkD19UwQzN6nSpj1a</text:p>
      <text:p text:style-name="P1"/>
      <text:p text:style-name="P1"><text:soft-page-break/>1QAjry57VBtDlkEpwALBe9Vk3TAmCVFwz</text:p>
      <text:p text:style-name="P1"/>
      <text:p text:style-name="P1">1vZe_eLSTD1cJm6EGfl2h4YxwTefzKTix</text:p>
      <text:p text:style-name="P1"/>
      <text:p text:style-name="P1">1STRkt_V4H83MO02CjBcFQj56HIni6Jqi</text:p>
      <text:p text:style-name="P1"/>
      <text:p text:style-name="P1">1-dpKo_KJg-Ui0fpucS4kaQzV0ee5bnMn</text:p>
      <text:p text:style-name="P1"/>
      <text:p text:style-name="P1">1jzFUHbRFf52W9jfEaKX-HKMapXsRfr22</text:p>
      <text:p text:style-name="P1"/>
      <text:p text:style-name="P1">1AXOXo3ZUDfAbZDHfrdIXNaAv07Pi2SAU</text:p>
      <text:p text:style-name="P1"/>
      <text:p text:style-name="P1">1leQvT5gWAjWF_vhbvFRcpCU0SXx5Na8d</text:p>
      <text:p text:style-name="P1"/>
      <text:p text:style-name="P1">13VRRWVhh2ZDRHqjcwWqbtZSpIzgWq5vg</text:p>
      <text:p text:style-name="P1"/>
      <text:p text:style-name="P1">1xqMGBnRdMwN5e39oBit5kgU-DexvcoTA</text:p>
      <text:p text:style-name="P1"/>
      <text:p text:style-name="P1">1N3HxVr5inl18xYhD0YM8vd1RN_4h0vAP</text:p>
      <text:p text:style-name="P1"/>
      <text:p text:style-name="P1">1dBZWujmsFwhSmGV6T-8rEspd4zPbKG7l</text:p>
      <text:p text:style-name="P1"/>
      <text:p text:style-name="P1">1JBEXt26AdiDIQzgxI1e9oG5P0_jCxMJ_</text:p>
      <text:p text:style-name="P1"/>
      <text:p text:style-name="P1">1DIA_sFsvy1aBp8jWqZViurleCcjPEJHp</text:p>
      <text:p text:style-name="P1"/>
      <text:p text:style-name="P1">1L_WpqN-aBr2Ne-D9G9FsXaMfXmEk7yzN</text:p>
      <text:p text:style-name="P1"/>
      <text:p text:style-name="P1">16kEXszi79TUo7RGjM9uCJh21xPnHbOFR</text:p>
      <text:p text:style-name="P1"/>
      <text:p text:style-name="P1">1xfy-N-8Y0F9sB1vL04YdwGg1oJESB1fX</text:p>
      <text:p text:style-name="P1"/>
      <text:p text:style-name="P1">1NyrlUKnM8scdP8j6lG1vRP7DcDhWs5Lb</text:p>
      <text:p text:style-name="P1"/>
      <text:p text:style-name="P1">1VFrMThW1qla5KUBL7tDJBVpBxx_gV2Av</text:p>
      <text:p text:style-name="P1"/>
      <text:p text:style-name="P1">1KQfc8Z9w8CauS9knXKJSSBYZgwQIORr-</text:p>
      <text:p text:style-name="P1"/>
      <text:p text:style-name="P1">18kBzAKpt8HsQ676Sn6ZMWqtfRK9qfi4G</text:p>
      <text:p text:style-name="P1"/>
      <text:p text:style-name="P1">1eC9z_bTu7mWDqikPsCkjMNbwulsR4yJR</text:p>
      <text:p text:style-name="P1"/>
      <text:p text:style-name="P1">1xHFZFOmMLk4kIWPy_kTchzcW9aYxKlL4</text:p>
      <text:p text:style-name="P1"/>
      <text:p text:style-name="P1">1ZqJio7slhWwn2ydgRwJzgtxUG76XCR6r</text:p>
      <text:p text:style-name="P1"/>
      <text:p text:style-name="P1">1HNL0BJL5aeHT99RNkquoZdGAZ9YzyNlq</text:p>
      <text:p text:style-name="P1"/>
      <text:p text:style-name="P1">1k2LUbDmURUnM2351SgZGXKv0PhxT05uz</text:p>
      <text:p text:style-name="P1"/>
      <text:p text:style-name="P1">1Uql_biBBculg-9_NIlAqy8sSnAAxpnKc</text:p>
      <text:p text:style-name="P1"/>
      <text:p text:style-name="P1"><text:soft-page-break/>1fBTd9YgLeH3gyJBuvUA0Pu_DAkx_hymf</text:p>
      <text:p text:style-name="P1"/>
      <text:p text:style-name="P1">1s4Y9y9ZbHa4iJ9vZPn30AdUJGo5j8PIu</text:p>
      <text:p text:style-name="P1"/>
      <text:p text:style-name="P1">1wpMRacgT9cPQ6kdHPPqlkuHU_i1sEZuB</text:p>
      <text:p text:style-name="P1"/>
      <text:p text:style-name="P1">1jplQ6RyPq8s9rER6mBLeXnxWwNgaXkjC</text:p>
      <text:p text:style-name="P1"/>
      <text:p text:style-name="P1">1teFTmGKo7NCMsOLjroSnWn4nUIcPcSBY</text:p>
      <text:p text:style-name="P1"/>
      <text:p text:style-name="P1">1RJQY3lczmZemuM8JvWhAozLplvufZ1qi</text:p>
      <text:p text:style-name="P1"/>
      <text:p text:style-name="P1">1KwEUcgkT0NsyxHdtr94lvjDBOt75j-c4</text:p>
      <text:p text:style-name="P1"/>
      <text:p text:style-name="P1">1HjeNKIuptVMn_-0QVr5mhy7kcLZf0fRI</text:p>
      <text:p text:style-name="P1"/>
      <text:p text:style-name="P1">17c2quta8B_2tmliGUE3SRMHwiatoc6RI</text:p>
      <text:p text:style-name="P1"/>
      <text:p text:style-name="P1">1LR1XOC78Mb1TCzQx__0OUDP8Qw0DxpNa</text:p>
      <text:p text:style-name="P1"/>
      <text:p text:style-name="P1">15n4A_NiTKdLduM8TakEWPJjd5R5am4Uq</text:p>
      <text:p text:style-name="P1"/>
      <text:p text:style-name="P1">1m9CwFh9ulv5l8cTHCye22jLLH2WQBlbK</text:p>
      <text:p text:style-name="P1"/>
      <text:p text:style-name="P1">1q2EfpIJieEwjT6si0JgygmKARKJORWIJ</text:p>
      <text:p text:style-name="P1"/>
      <text:p text:style-name="P1">1QS6S_DgxFkA-s6RewiFUboXvtFzy8sCh</text:p>
      <text:p text:style-name="P1"/>
      <text:p text:style-name="P1">1j-7umd1wWSOCKYvfQMeQbcnFM9FmjzHJ</text:p>
      <text:p text:style-name="P1"/>
      <text:p text:style-name="P1">1R1zak4QNlSb3Qb44u9J3-OPhtDwO-W6u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1:29:15.173084100</meta:creation-date>
    <dc:date>2021-12-28T16:03:53.616418780</dc:date>
    <meta:editing-duration>PT26M4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90" meta:word-count="212" meta:character-count="2341" meta:non-whitespace-character-count="2219"/>
  </office:meta>
</office:document-meta>
</file>